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3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line-height="100%"/>
      <style:text-properties style:font-name="Liberation Sans1" officeooo:paragraph-rsid="00687432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19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6dc21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2" style:family="paragraph" style:parent-style-name="Standard">
      <style:text-properties style:font-name="Liberation Sans1" officeooo:paragraph-rsid="0080ae39"/>
    </style:style>
    <style:style style:name="P3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4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5" style:family="paragraph" style:parent-style-name="Standard">
      <style:text-properties officeooo:paragraph-rsid="00ea38d4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9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0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41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2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3" style:family="paragraph" style:parent-style-name="Text_20_body">
      <style:text-properties style:font-name="Liberation Sans1" officeooo:paragraph-rsid="007d543b"/>
    </style:style>
    <style:style style:name="P44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4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3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4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5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56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57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58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59" style:family="paragraph" style:parent-style-name="Table_20_Contents">
      <style:paragraph-properties fo:line-height="100%"/>
      <style:text-properties style:font-name="Liberation Sans1"/>
    </style:style>
    <style:style style:name="P60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6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76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77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78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79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8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8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3" style:family="paragraph" style:parent-style-name="Standard">
      <style:paragraph-properties fo:break-before="page"/>
      <style:text-properties style:font-name="Liberation Sans1" officeooo:paragraph-rsid="0033305e"/>
    </style:style>
    <style:style style:name="P84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3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4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5" style:family="text">
      <style:text-properties fo:font-size="11pt" officeooo:rsid="001bb431" style:font-size-asian="11pt" style:font-size-complex="11pt"/>
    </style:style>
    <style:style style:name="T6" style:family="text">
      <style:text-properties officeooo:rsid="0020a2d7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0f7dc7" style:font-size-asian="10.5pt" style:font-size-complex="10.5pt"/>
    </style:style>
    <style:style style:name="T9" style:family="text">
      <style:text-properties fo:font-size="10.5pt" officeooo:rsid="0020a2d7" style:font-size-asian="10.5pt" style:font-size-complex="10.5pt"/>
    </style:style>
    <style:style style:name="T10" style:family="text">
      <style:text-properties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7f3e98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b183d6"/>
    </style:style>
    <style:style style:name="T15" style:family="text">
      <style:text-properties officeooo:rsid="00bfcdb2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0a558d"/>
    </style:style>
    <style:style style:name="T18" style:family="text">
      <style:text-properties fo:font-weight="normal" officeooo:rsid="002fdd9e" style:font-weight-asian="normal" style:font-weight-complex="normal"/>
    </style:style>
    <style:style style:name="T19" style:family="text">
      <style:text-properties fo:font-weight="normal" officeooo:rsid="0061d8e7" style:font-weight-asian="normal" style:font-weight-complex="normal"/>
    </style:style>
    <style:style style:name="T20" style:family="text">
      <style:text-properties fo:font-weight="normal" officeooo:rsid="00c57bb6" style:font-weight-asian="normal" style:font-weight-complex="normal"/>
    </style:style>
    <style:style style:name="T21" style:family="text">
      <style:text-properties officeooo:rsid="001bb431"/>
    </style:style>
    <style:style style:name="T22" style:family="text">
      <style:text-properties officeooo:rsid="000f7dc7"/>
    </style:style>
    <style:style style:name="T23" style:family="text">
      <style:text-properties officeooo:rsid="00c6ef22"/>
    </style:style>
    <style:style style:name="T24" style:family="text">
      <style:text-properties officeooo:rsid="00d96959"/>
    </style:style>
    <style:style style:name="T25" style:family="text">
      <style:text-properties officeooo:rsid="00ed300c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placeholder text:placeholder-type="text">&lt;for each="invoice in objects"&gt;</text:placeholder></text:p>
      <text:p text:style-name="P2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1"/></draw:text-box></draw:frame></text:p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4"><text:placeholder text:placeholder-type="text">&lt;invoice.company.party.name&gt;</text:placeholder></text:p>
                  <text:p text:style-name="P82"><text:placeholder text:placeholder-type="text">&lt;if test="company.party.commercial_name"&gt;</text:placeholder></text:p>
                  <text:p text:style-name="P82"><text:placeholder text:placeholder-type="text">&lt;company.party.commercial_name&gt;</text:placeholder></text:p>
                  <text:p text:style-name="P9"><text:placeholder text:placeholder-type="text">&lt;/if&gt;</text:placeholder></text:p>
                  <text:p text:style-name="P49"><text:placeholder text:placeholder-type="text">&lt;if test="company.party.addresses"&gt;</text:placeholder></text:p>
                  <text:p text:style-name="P51">Direcció<text:span text:style-name="T6">n </text:span>matriz<text:span text:style-name="T6">: </text:span><text:span text:style-name="T9"><text:placeholder text:placeholder-type="text">&lt;company.party.addresses[0].street&gt;</text:placeholder></text:span></text:p>
                  <text:p text:style-name="P50"><text:placeholder text:placeholder-type="text">&lt;/if&gt;</text:placeholder></text:p>
                  <text:p text:style-name="P51">Direcció<text:span text:style-name="T6">n sucursal:</text:span><text:span text:style-name="T9"> </text:span></text:p>
                  <text:p text:style-name="P49"><text:placeholder text:placeholder-type="text">&lt;if test="company.party.contribuyente_especial_nro"&gt;</text:placeholder></text:p>
                  <text:p text:style-name="P51">Contribuyente especial Nro.: <text:span text:style-name="T9"><text:placeholder text:placeholder-type="text">&lt;company.party.contribuyente_especial_nro&gt;</text:placeholder></text:span></text:p>
                  <text:p text:style-name="P50"><text:placeholder text:placeholder-type="text">&lt;/if&gt;</text:placeholder></text:p>
                  <text:p text:style-name="P51"><text:span text:style-name="T6">Obligado a llevar contabilidad:</text:span><text:span text:style-name="T1"> </text:span><text:span text:style-name="T10"><text:placeholder text:placeholder-type="text">&lt;invoice.company.party.mandatory_accounting&gt;</text:placeholder></text:span></text:p>
                </table:table-cell>
              </table:table-row>
            </table:table>
            <text:p text:style-name="P10"/>
          </table:table-cell>
          <table:table-cell table:style-name="Table6.B1" office:value-type="string">
            <text:p text:style-name="P2"/>
            <text:p text:style-name="P36"><text:span text:style-name="T8"><text:s text:c="2"/></text:span><text:span text:style-name="T2">RUC</text:span><text:span text:style-name="T7">: </text:span><text:placeholder text:placeholder-type="text">&lt;invoice.company.party.vat_code&gt;</text:placeholder></text:p>
            <text:p text:style-name="P3"/>
            <text:p text:style-name="P11"><text:placeholder text:placeholder-type="text">&lt;if test="invoice.type == 'out_invoice'"&gt;</text:placeholder></text:p>
            <text:p text:style-name="P25">FACTURA</text:p>
            <text:p text:style-name="P12"><text:span text:style-name="T11"><text:s/>N°:</text:span><text:span text:style-name="T11"><text:placeholder text:placeholder-type="text">&lt;invoice.number_invoice and ' ' + invoice.number_invoice or ''&gt;</text:placeholder></text:span></text:p>
            <text:p text:style-name="P11"><text:placeholder text:placeholder-type="text">&lt;/if&gt;</text:placeholder></text:p>
            <text:p text:style-name="P11"><text:placeholder text:placeholder-type="text">&lt;if test="invoice.type == 'out_credit_note'"&gt;</text:placeholder></text:p>
            <text:p text:style-name="P12"><text:span text:style-name="T3">N</text:span><text:span text:style-name="T4">OTA DE CRÉDITO</text:span></text:p>
            <text:p text:style-name="P15"><text:span text:style-name="T11">N°:</text:span><text:span text:style-name="T11"><text:placeholder text:placeholder-type="text">&lt;invoice.number_invoice and ' ' + invoice.number_invoice or ''&gt;</text:placeholder></text:span></text:p>
            <text:p text:style-name="P11"><text:placeholder text:placeholder-type="text">&lt;/if&gt;</text:placeholder></text:p>
            <text:p text:style-name="P13"/>
            <text:p text:style-name="P16">NUMERO DE AUTORIZACIÓN</text:p>
            <text:p text:style-name="P37"><text:placeholder text:placeholder-type="text">&lt;invoice.numero_autorizacion&gt;</text:placeholder></text:p>
            <text:p text:style-name="P14"><text:span text:style-name="T18">A</text:span><text:span text:style-name="T19">MBIENTE: </text:span><text:span text:style-name="T20">PRODUCCIÓN</text:span></text:p>
            <text:p text:style-name="P23"/>
            <text:p text:style-name="P17">EMISION: NORMAL</text:p>
            <text:p text:style-name="P14"/>
            <text:p text:style-name="P26">CLAVE DE ACCESO:</text:p>
            <text:p text:style-name="P38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1"/></draw:text-box></draw:frame><text:placeholder text:placeholder-type="text">&lt;invoice.clave&gt;</text:placeholder></text:p>
          </table:table-cell>
        </table:table-row>
      </table:table>
      <text:p text:style-name="P4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9"><text:span text:style-name="T21">Razón social/Nombre y Apellidos:</text:span><text:span text:style-name="T21"><text:placeholder text:placeholder-type="text">&lt;invoice.party.name&gt;</text:placeholder></text:span></text:p>
            <text:p text:style-name="P47"><text:span text:style-name="T21">Fecha emisión</text:span>: <text:span text:style-name="T21"><text:placeholder text:placeholder-type="text">&lt;invoice.invoice_date&gt;</text:placeholder></text:span></text:p>
          </table:table-cell>
          <table:table-cell table:style-name="Table7.B1" office:value-type="string">
            <text:p text:style-name="P52"><text:span text:style-name="T22">Identificación:</text:span> <text:placeholder text:placeholder-type="text">&lt;invoice.party.vat_code&gt;</text:placeholder></text:p>
          </table:table-cell>
        </table:table-row>
      </table:table>
      <text:p text:style-name="P24"/>
      <text:p text:style-name="P20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5"><text:span text:style-name="T12">Comprobante que se modifica</text:span>: <text:placeholder text:placeholder-type="text">&lt;numero&gt;</text:placeholder></text:p>
            <text:p text:style-name="P46"><text:span text:style-name="T12">Fecha emision (comprobante a modificar)</text:span>: <text:placeholder text:placeholder-type="text">&lt;fecha&gt;</text:placeholder> </text:p>
            <text:p text:style-name="P48">Razón: <text:placeholder text:placeholder-type="text">&lt;motivo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8">Cantidad</text:p>
            </table:table-cell>
            <table:table-cell table:style-name="Table4.A1" office:value-type="string">
              <text:p text:style-name="P56">Descripcion</text:p>
            </table:table-cell>
            <table:table-cell table:style-name="Table4.A1" office:value-type="string">
              <text:p text:style-name="P54">Precio Unitario</text:p>
            </table:table-cell>
            <table:table-cell table:style-name="Table4.D1" office:value-type="string">
              <text:p text:style-name="P54">Precio Total</text:p>
            </table:table-cell>
          </table:table-row>
        </table:table-header-rows>
        <table:table-row>
          <table:table-cell table:style-name="Table4.A2" office:value-type="string">
            <text:p text:style-name="P79"><text:placeholder text:placeholder-type="text">&lt;for each="line in lines"&gt;</text:placeholder></text:p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62"/>
          </table:table-cell>
          <table:table-cell table:style-name="Table4.D2" office:value-type="string">
            <text:p text:style-name="P62"/>
          </table:table-cell>
        </table:table-row>
        <table:table-row>
          <table:table-cell table:style-name="Table4.A3" office:value-type="string">
            <text:p text:style-name="P34"><text:placeholder text:placeholder-type="text">&lt;line.cantidad&gt;</text:placeholder> </text:p>
            <text:p text:style-name="P34"/>
          </table:table-cell>
          <table:table-cell table:style-name="Table4.A3" office:value-type="string">
            <text:p text:style-name="P79"><text:placeholder text:placeholder-type="text">&lt;line.descripcion&gt;</text:placeholder></text:p>
          </table:table-cell>
          <table:table-cell table:style-name="Table4.A3" office:value-type="string">
            <text:p text:style-name="P78"><text:placeholder text:placeholder-type="text">&lt;line.precioUnitario&gt;</text:placeholder></text:p>
          </table:table-cell>
          <table:table-cell table:style-name="Table4.D3" office:value-type="string">
            <text:p text:style-name="P78"><text:placeholder text:placeholder-type="text">&lt;line.precioTotalSinImpuesto&gt;</text:placeholder></text:p>
          </table:table-cell>
        </table:table-row>
        <table:table-row>
          <table:table-cell table:style-name="Table4.A3" office:value-type="string">
            <text:p text:style-name="P42"><text:placeholder text:placeholder-type="text">&lt;/for&gt;</text:placeholder></text:p>
          </table:table-cell>
          <table:table-cell table:style-name="Table4.A3" office:value-type="string">
            <text:p text:style-name="P79"/>
          </table:table-cell>
          <table:table-cell table:style-name="Table4.A3" office:value-type="string">
            <text:p text:style-name="P62"/>
          </table:table-cell>
          <table:table-cell table:style-name="Table4.D3" office:value-type="string">
            <text:p text:style-name="P62"/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70">SUBTOTAL <text:span text:style-name="T14">14</text:span>%</text:p>
          </table:table-cell>
          <table:table-cell table:style-name="Table4.D3" office:value-type="string">
            <text:p text:style-name="P8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70">SUBTOTAL <text:span text:style-name="T14">0</text:span>%</text:p>
          </table:table-cell>
          <table:table-cell table:style-name="Table4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70">SUBTOTAL no objeto de IVA</text:p>
          </table:table-cell>
          <table:table-cell table:style-name="Table4.D3" office:value-type="string">
            <text:p text:style-name="P72">0.00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70">SUBTOTAL excento de IVA</text:p>
          </table:table-cell>
          <table:table-cell table:style-name="Table4.D3" office:value-type="string">
            <text:p text:style-name="P72">0.00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63"/>
          </table:table-cell>
          <table:table-cell table:style-name="Table4.A3" office:value-type="string">
            <text:p text:style-name="P70">SUBTOTAL SIN IMPUESTOS</text:p>
          </table:table-cell>
          <table:table-cell table:style-name="Table4.D3" office:value-type="string">
            <text:p text:style-name="P8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63"/>
          </table:table-cell>
          <table:table-cell table:style-name="Table4.A3" office:value-type="string">
            <text:p text:style-name="P70">IVA 1<text:span text:style-name="T23">4</text:span>%</text:p>
          </table:table-cell>
          <table:table-cell table:style-name="Table4.D3" office:value-type="string">
            <text:p text:style-name="P74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63"/>
          </table:table-cell>
          <table:table-cell table:style-name="Table4.A3" office:value-type="string">
            <text:p text:style-name="P70">VALOR TOTAL</text:p>
          </table:table-cell>
          <table:table-cell table:style-name="Table4.D3" office:value-type="string">
            <text:p text:style-name="P67"><text:placeholder text:placeholder-type="text">&lt;invoice.total&gt;</text:placeholder></text:p>
          </table:table-cell>
        </table:table-row>
      </table:table>
      <text:p text:style-name="P35"><text:soft-page-break/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65"><text:span text:style-name="T15">I</text:span>NFORMACIÓN ADICIONAL</text:p>
            </table:table-cell>
            <table:table-cell table:style-name="Table11.B1" office:value-type="string">
              <text:p text:style-name="P65"/>
            </table:table-cell>
          </table:table-row>
        </table:table-header-rows>
        <table:table-row>
          <table:table-cell table:style-name="Table11.A2" office:value-type="string">
            <text:p text:style-name="P64"><text:span text:style-name="T16">Dirección</text:span>: <text:s/></text:p>
          </table:table-cell>
          <table:table-cell table:style-name="Table11.B2" office:value-type="string">
            <text:p text:style-name="P28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65">Email: </text:p>
          </table:table-cell>
          <table:table-cell table:style-name="Table11.B3" office:value-type="string">
            <text:p text:style-name="P81"><text:placeholder text:placeholder-type="text">&lt;invoice.party.email&gt;</text:placeholder></text:p>
          </table:table-cell>
        </table:table-row>
      </table:table>
      <text:p text:style-name="P40"><text:placeholder text:placeholder-type="text">&lt;/if&gt;</text:placeholder></text:p>
      <text:p text:style-name="P32"><text:s/><text:span text:style-name="T13"><text:placeholder text:placeholder-type="text">&lt;if test="invoice.type == 'out_invoice'"&gt;</text:placeholder></text:span><text:span text:style-name="T13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7">Cantidad</text:p>
            </table:table-cell>
            <table:table-cell table:style-name="Table3.A1" office:value-type="string">
              <text:p text:style-name="P55">Descripcion</text:p>
            </table:table-cell>
            <table:table-cell table:style-name="Table3.A1" office:value-type="string">
              <text:p text:style-name="P53">Precio Unitario</text:p>
            </table:table-cell>
            <table:table-cell table:style-name="Table3.D1" office:value-type="string">
              <text:p text:style-name="P53">Precio Total</text:p>
            </table:table-cell>
          </table:table-row>
        </table:table-header-rows>
        <table:table-row>
          <table:table-cell table:style-name="Table3.A2" office:value-type="string">
            <text:p text:style-name="P76"><text:placeholder text:placeholder-type="text">&lt;for each="line in lines"&gt;</text:placeholder></text:p>
          </table:table-cell>
          <table:table-cell table:style-name="Table3.A2" office:value-type="string">
            <text:p text:style-name="P75"/>
          </table:table-cell>
          <table:table-cell table:style-name="Table3.A2" office:value-type="string">
            <text:p text:style-name="P61"/>
          </table:table-cell>
          <table:table-cell table:style-name="Table3.D2" office:value-type="string">
            <text:p text:style-name="P61"/>
          </table:table-cell>
        </table:table-row>
        <table:table-row>
          <table:table-cell table:style-name="Table3.A3" office:value-type="string">
            <text:p text:style-name="P33"><text:placeholder text:placeholder-type="text">&lt;line.cantidad&gt;</text:placeholder> </text:p>
            <text:p text:style-name="P33"/>
          </table:table-cell>
          <table:table-cell table:style-name="Table3.A3" office:value-type="string">
            <text:p text:style-name="P75"><text:placeholder text:placeholder-type="text">&lt;line.descripcion&gt;</text:placeholder></text:p>
          </table:table-cell>
          <table:table-cell table:style-name="Table3.A3" office:value-type="string">
            <text:p text:style-name="P77"><text:placeholder text:placeholder-type="text">&lt;line.precioUnitario&gt;</text:placeholder></text:p>
          </table:table-cell>
          <table:table-cell table:style-name="Table3.D3" office:value-type="string">
            <text:p text:style-name="P77"><text:placeholder text:placeholder-type="text">&lt;line.precioTotalSinImpuesto&gt;</text:placeholder></text:p>
          </table:table-cell>
        </table:table-row>
        <table:table-row>
          <table:table-cell table:style-name="Table3.A3" office:value-type="string">
            <text:p text:style-name="P41"><text:placeholder text:placeholder-type="text">&lt;/for&gt;</text:placeholder></text:p>
          </table:table-cell>
          <table:table-cell table:style-name="Table3.A3" office:value-type="string">
            <text:p text:style-name="P75"/>
          </table:table-cell>
          <table:table-cell table:style-name="Table3.A3" office:value-type="string">
            <text:p text:style-name="P61"/>
          </table:table-cell>
          <table:table-cell table:style-name="Table3.D3" office:value-type="string">
            <text:p text:style-name="P61"/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9">SUBTOTAL <text:span text:style-name="T14">14</text:span>%</text:p>
          </table:table-cell>
          <table:table-cell table:style-name="Table3.D3" office:value-type="string">
            <text:p text:style-name="P5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9">SUBTOTAL <text:span text:style-name="T14">0</text:span>%</text:p>
          </table:table-cell>
          <table:table-cell table:style-name="Table3.D3" office:value-type="string">
            <text:p text:style-name="P7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8">SUBTOTAL no objeto de IVA</text:p>
          </table:table-cell>
          <table:table-cell table:style-name="Table3.D3" office:value-type="string">
            <text:p text:style-name="P71">0.00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8">SUBTOTAL excento de IVA</text:p>
          </table:table-cell>
          <table:table-cell table:style-name="Table3.D3" office:value-type="string">
            <text:p text:style-name="P71">0.00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60"/>
          </table:table-cell>
          <table:table-cell table:style-name="Table3.A3" office:value-type="string">
            <text:p text:style-name="P68">SUBTOTAL SIN IMPUESTOS</text:p>
          </table:table-cell>
          <table:table-cell table:style-name="Table3.D3" office:value-type="string">
            <text:p text:style-name="P6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60"/>
          </table:table-cell>
          <table:table-cell table:style-name="Table3.A3" office:value-type="string">
            <text:p text:style-name="P68">IVA 1<text:span text:style-name="T23">4</text:span>%</text:p>
          </table:table-cell>
          <table:table-cell table:style-name="Table3.D3" office:value-type="string">
            <text:p text:style-name="P73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60"/>
          </table:table-cell>
          <table:table-cell table:style-name="Table3.A3" office:value-type="string">
            <text:p text:style-name="P68">VALOR TOTAL</text:p>
          </table:table-cell>
          <table:table-cell table:style-name="Table3.D3" office:value-type="string">
            <text:p text:style-name="P66"><text:placeholder text:placeholder-type="text">&lt;invoice.total&gt;</text:placeholder></text:p>
          </table:table-cell>
        </table:table-row>
      </table:table>
      <text:p text:style-name="P27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5"><text:span text:style-name="T15">I</text:span>NFORMACIÓN ADICIONAL</text:p>
            </table:table-cell>
            <table:table-cell table:style-name="Table10.B1" office:value-type="string">
              <text:p text:style-name="P65"/>
            </table:table-cell>
          </table:table-row>
        </table:table-header-rows>
        <table:table-row>
          <table:table-cell table:style-name="Table10.A2" office:value-type="string">
            <text:p text:style-name="P64"><text:span text:style-name="T16">Dirección</text:span>: <text:s/></text:p>
          </table:table-cell>
          <table:table-cell table:style-name="Table10.B2" office:value-type="string">
            <text:p text:style-name="P30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65">Email: </text:p>
          </table:table-cell>
          <table:table-cell table:style-name="Table10.B3" office:value-type="string">
            <text:p text:style-name="P80"><text:span text:style-name="T17"><text:s/></text:span><text:span text:style-name="T17"><text:placeholder text:placeholder-type="text">&lt;invoice.party.email&gt;</text:placeholder></text:span></text:p>
          </table:table-cell>
        </table:table-row>
      </table:table>
      <text:p text:style-name="P18"><text:placeholder text:placeholder-type="text">&lt;/if&gt;</text:placeholder></text:p>
      <text:p text:style-name="P22"/>
      <text:p text:style-name="P43"><text:span text:style-name="T5"><text:placeholder text:placeholder-type="text">&lt;/for&gt;</text:placeholder></text:span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T1" style:family="text">
      <style:text-properties officeooo:rsid="00ed300c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(07) 2 560215 – 0999323367 –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98" meta:word-count="209" meta:character-count="2144" meta:non-whitespace-character-count="2014"/>
    <meta:user-defined meta:name="Info 1"/>
    <meta:user-defined meta:name="Info 2"/>
    <meta:user-defined meta:name="Info 3"/>
    <meta:user-defined meta:name="Info 4"/>
  </office:meta>
</office:document-meta>
</file>